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9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8.58mm"/>
    </style:style>
    <style:style style:name="co5" style:family="table-column">
      <style:table-column-properties fo:break-before="auto" style:column-width="40.29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59.3mm"/>
    </style:style>
    <style:style style:name="co8" style:family="table-column">
      <style:table-column-properties fo:break-before="auto" style:column-width="59.87mm"/>
    </style:style>
    <style:style style:name="co9" style:family="table-column">
      <style:table-column-properties fo:break-before="auto" style:column-width="37.13mm"/>
    </style:style>
    <style:style style:name="co10" style:family="table-column">
      <style:table-column-properties fo:break-before="auto" style:column-width="29.93mm"/>
    </style:style>
    <style:style style:name="co11" style:family="table-column">
      <style:table-column-properties fo:break-before="auto" style:column-width="46.64mm"/>
    </style:style>
    <style:style style:name="co12" style:family="table-column">
      <style:table-column-properties fo:break-before="auto" style:column-width="40.87mm"/>
    </style:style>
    <style:style style:name="co13" style:family="table-column">
      <style:table-column-properties fo:break-before="auto" style:column-width="42.32mm"/>
    </style:style>
    <style:style style:name="co14" style:family="table-column">
      <style:table-column-properties fo:break-before="auto" style:column-width="44.91mm"/>
    </style:style>
    <style:style style:name="co15" style:family="table-column">
      <style:table-column-properties fo:break-before="auto" style:column-width="39.14mm"/>
    </style:style>
    <style:style style:name="co16" style:family="table-column">
      <style:table-column-properties fo:break-before="auto" style:column-width="44.52mm"/>
    </style:style>
    <style:style style:name="co17" style:family="table-column">
      <style:table-column-properties fo:break-before="auto" style:column-width="41.73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42.6mm"/>
    </style:style>
    <style:style style:name="co20" style:family="table-column">
      <style:table-column-properties fo:break-before="auto" style:column-width="46.06mm"/>
    </style:style>
    <style:style style:name="co21" style:family="table-column">
      <style:table-column-properties fo:break-before="auto" style:column-width="45.28mm"/>
    </style:style>
    <style:style style:name="co22" style:family="table-column">
      <style:table-column-properties fo:break-before="auto" style:column-width="46.81mm"/>
    </style:style>
    <style:style style:name="co23" style:family="table-column">
      <style:table-column-properties fo:break-before="auto" style:column-width="38.86mm"/>
    </style:style>
    <style:style style:name="co24" style:family="table-column">
      <style:table-column-properties fo:break-before="auto" style:column-width="47.5mm"/>
    </style:style>
    <style:style style:name="co25" style:family="table-column">
      <style:table-column-properties fo:break-before="auto" style:column-width="43.74mm"/>
    </style:style>
    <style:style style:name="co26" style:family="table-column">
      <style:table-column-properties fo:break-before="auto" style:column-width="48.61mm"/>
    </style:style>
    <style:style style:name="co27" style:family="table-column">
      <style:table-column-properties fo:break-before="auto" style:column-width="46.69mm"/>
    </style:style>
    <style:style style:name="co28" style:family="table-column">
      <style:table-column-properties fo:break-before="auto" style:column-width="43.5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4.77mm"/>
    </style:style>
    <style:style style:name="co31" style:family="table-column">
      <style:table-column-properties fo:break-before="auto" style:column-width="45.67mm"/>
    </style:style>
    <style:style style:name="co32" style:family="table-column">
      <style:table-column-properties fo:break-before="auto" style:column-width="27.62mm"/>
    </style:style>
    <style:style style:name="co33" style:family="table-column">
      <style:table-column-properties fo:break-before="auto" style:column-width="25.03mm"/>
    </style:style>
    <style:style style:name="co34" style:family="table-column">
      <style:table-column-properties fo:break-before="auto" style:column-width="41.31mm"/>
    </style:style>
    <style:style style:name="co35" style:family="table-column">
      <style:table-column-properties fo:break-before="auto" style:column-width="43mm"/>
    </style:style>
    <style:style style:name="co36" style:family="table-column">
      <style:table-column-properties fo:break-before="auto" style:column-width="45.03mm"/>
    </style:style>
    <style:style style:name="co37" style:family="table-column">
      <style:table-column-properties fo:break-before="auto" style:column-width="43.67mm"/>
    </style:style>
    <style:style style:name="co38" style:family="table-column">
      <style:table-column-properties fo:break-before="auto" style:column-width="44.36mm"/>
    </style:style>
    <style:style style:name="co39" style:family="table-column">
      <style:table-column-properties fo:break-before="auto" style:column-width="43.34mm"/>
    </style:style>
    <style:style style:name="co40" style:family="table-column">
      <style:table-column-properties fo:break-before="auto" style:column-width="42.9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fo:font-size="30pt" style:font-size-asian="30pt" style:font-size-complex="30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lsos Positiv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style-name="ce2" office:value-type="string" calcext:value-type="string">
            <text:p>FP_TEMPO_ALTO</text:p>
          </table:table-cell>
          <table:table-cell table:style-name="ce2" office:value-type="string" calcext:value-type="string">
            <text:p>FP_BYTES_BAIXO</text:p>
          </table:table-cell>
          <table:table-cell table:style-name="ce2" office:value-type="string" calcext:value-type="string">
            <text:p>FP_COLISAO</text:p>
          </table:table-cell>
          <table:table-cell table:style-name="ce1" office:value-type="string" calcext:value-type="string">
            <text:p>ATAQUE_E_COLISAO_LEGITIMA</text:p>
          </table:table-cell>
          <table:table-cell table:style-name="ce1" office:value-type="string" calcext:value-type="string">
            <text:p>ATAQUE_E_COLISAO_LEGITIMA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Threshold tempo alto</text:p>
          </table:table-cell>
          <table:table-cell table:style-name="ce2" office:value-type="string" calcext:value-type="string">
            <text:p>Threshold bytes baixo</text:p>
          </table:table-cell>
          <table:table-cell table:number-columns-repeated="3" table:style-name="ce2" office:value-type="string" calcext:value-type="string">
            <text:p>Colisão</text:p>
          </table:table-cell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style-name="ce3" office:value-type="string" calcext:value-type="string">
            <text:p>Random(2,5)</text:p>
          </table:table-cell>
          <table:table-cell table:style-name="ce3" office:value-type="string" calcext:value-type="string">
            <text:p>Random(3.1,5)</text:p>
          </table:table-cell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 (h1 e h3)</text:p>
          </table:table-cell>
          <table:table-cell table:number-columns-repeated="2" table:style-name="ce3" office:value-type="string" calcext:value-type="string">
            <text:p>Sim (h1 - ATAQUE e h3 legitimo)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para o mesmo índice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lsos Negativo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Default"/>
        <table:table-column table:style-name="co14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FN_BASE</text:p>
          </table:table-cell>
          <table:table-cell table:style-name="Default" office:value-type="string" calcext:value-type="string">
            <text:p>FN_TEMPO_BAIXO1</text:p>
          </table:table-cell>
          <table:table-cell table:style-name="Default" office:value-type="string" calcext:value-type="string">
            <text:p>FN_TEMPO_BAIXO2</text:p>
          </table:table-cell>
          <table:table-cell table:style-name="Default" office:value-type="string" calcext:value-type="string">
            <text:p>FN_BYTES_ALTO</text:p>
          </table:table-cell>
          <table:table-cell office:value-type="string" calcext:value-type="string">
            <text:p>FN_SABE_TEMPO</text:p>
          </table:table-cell>
          <table:table-cell office:value-type="string" calcext:value-type="string">
            <text:p>FN_SABE_BY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Threshold tempo baixo</text:p>
          </table:table-cell>
          <table:table-cell table:style-name="ce2" office:value-type="string" calcext:value-type="string">
            <text:p>Threshold bytes alto</text:p>
          </table:table-cell>
          <table:table-cell table:style-name="ce2" office:value-type="string" calcext:value-type="string">
            <text:p>Atacante sabe o threshold de tempo</text:p>
          </table:table-cell>
          <table:table-cell table:style-name="ce2" office:value-type="string" calcext:value-type="string">
            <text:p>Atacante sabe o threshold de byt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ytes Threshold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number-columns-repeated="2" table:style-name="ce3" office:value-type="string" calcext:value-type="string">
            <text:p>Random(2,5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olisão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Não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Ataques</text:p>
          </table:table-cell>
          <table:table-cell table:number-columns-repeated="6" table:style-name="ce5" office:value-type="string" calcext:value-type="string">
            <text:p>1 (req a cada 1s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tectados</text:p>
          </table:table-cell>
          <table:table-cell office:value-type="string" calcext:value-type="string">
            <text:p>4(mesmo indice)</text:p>
          </table:table-cell>
          <table:table-cell office:value-type="string" calcext:value-type="string">
            <text:p>3(mesmo indi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P_BASE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office:value-type="string" calcext:value-type="string">
            <text:p>60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office:value-type="string" calcext:value-type="string">
            <text:p>60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0]= 0</text:p>
          </table:table-cell>
          <table:table-cell table:number-columns-repeated="9" office:value-type="string" calcext:value-type="string">
            <text:p>amplification_attack[0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1]= 0</text:p>
          </table:table-cell>
          <table:table-cell table:number-columns-repeated="9"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2]= 0</text:p>
          </table:table-cell>
          <table:table-cell table:number-columns-repeated="9"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3</text:p>
          </table:table-cell>
          <table:table-cell office:value-type="string" calcext:value-type="string">
            <text:p>amplification_attack[3]= 4</text:p>
          </table:table-cell>
          <table:table-cell office:value-type="string" calcext:value-type="string">
            <text:p>amplification_attack[3]= 1</text:p>
          </table:table-cell>
          <table:table-cell table:number-columns-repeated="2" office:value-type="string" calcext:value-type="string">
            <text:p>amplification_attack[3]= 2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MEDIA</text:p>
          </table:table-cell>
          <table:table-cell table:formula="of:=ROUND(AVERAGE([.C31:.L31]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DESVIO PADRAO</text:p>
          </table:table-cell>
          <table:table-cell table:formula="of:=STDEV([.C31:.L31])" office:value-type="float" office:value="1.33749350984926" calcext:value-type="float">
            <text:p>1,33749350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INTERVALO CONFIANÇA</text:p>
          </table:table-cell>
          <table:table-cell table:formula="of:=CONFIDENCE(0.05;[.D39];10)" office:value-type="float" office:value="0.828971833144162" calcext:value-type="float">
            <text:p>0,8289718331</text:p>
          </table:table-cell>
          <table:table-cell table:number-columns-repeated="8"/>
        </table:table-row>
      </table:table>
      <table:table table:name="FP_TEMPO_ALTO" table:style-name="ta1">
        <table:table-column table:style-name="co1" table:default-cell-style-name="Default"/>
        <table:table-column table:style-name="co23" table:default-cell-style-name="ce8"/>
        <table:table-column table:style-name="co24" table:default-cell-style-name="Default"/>
        <table:table-column table:style-name="co25" table:number-columns-repeated="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8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0]= 1</text:p>
          </table:table-cell>
          <table:table-cell table:style-name="ce13"/>
          <table:table-cell table:number-columns-repeated="2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/>
          <table:table-cell table:number-columns-repeated="2" office:value-type="string" calcext:value-type="string">
            <text:p>amplification_attack[0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0</text:p>
          </table:table-cell>
          <table:table-cell table:style-name="ce13"/>
          <table:table-cell table:number-columns-repeated="4" office:value-type="string" calcext:value-type="string">
            <text:p>amplification_attack[1]= 0</text:p>
          </table:table-cell>
          <table:table-cell/>
          <table:table-cell table:number-columns-repeated="2" office:value-type="string" calcext:value-type="string">
            <text:p>amplification_attack[1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/>
          <table:table-cell table:number-columns-repeated="3"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/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3]= 0</text:p>
          </table:table-cell>
          <table:table-cell table:style-name="ce13"/>
          <table:table-cell table:number-columns-repeated="2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1</text:p>
          </table:table-cell>
          <table:table-cell/>
          <table:table-cell table:number-columns-repeated="2" office:value-type="string" calcext:value-type="string">
            <text:p>amplification_attack[3]= 0</text:p>
          </table:table-cell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7:.L17]))" office:value-type="float" office:value="1" calcext:value-type="float">
            <text:p>1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7:.L17])" office:value-type="float" office:value="0.927960727138337" calcext:value-type="float">
            <text:p>0,9279607271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5];10)" office:value-type="float" office:value="0.57514544885407" calcext:value-type="float">
            <text:p>0,5751454489</text:p>
          </table:table-cell>
          <table:table-cell table:number-columns-repeated="7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number-columns-repeated="2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1]= 0</text:p>
          </table:table-cell>
          <table:table-cell table:number-columns-repeated="2"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1</text:p>
          </table:table-cell>
          <table:table-cell table:number-columns-repeated="2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1</text:p>
          </table:table-cell>
          <table:table-cell table:number-columns-repeated="2" office:value-type="string" calcext:value-type="string">
            <text:p>amplification_attack[2]= 0</text:p>
          </table:table-cell>
          <table:table-cell table:number-columns-repeated="4" office:value-type="string" calcext:value-type="string">
            <text:p>amplification_attack[2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42:.L42]))" office:value-type="float" office:value="3" calcext:value-type="float">
            <text:p>3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42:.L42])" office:value-type="float" office:value="1.28668393770792" calcext:value-type="float">
            <text:p>1,286683937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50];10)" office:value-type="float" office:value="0.79748031273744" calcext:value-type="float">
            <text:p>0,7974803127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table:number-columns-repeated="2"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table:number-columns-repeated="2" office:value-type="string" calcext:value-type="string">
            <text:p>amplification_attack[0]= 2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1</text:p>
          </table:table-cell>
          <table:table-cell table:number-columns-repeated="2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2]= 2</text:p>
          </table:table-cell>
          <table:table-cell table:number-columns-repeated="3" office:value-type="string" calcext:value-type="string">
            <text:p>amplification_attack[2]= 1</text:p>
          </table:table-cell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1</text:p>
          </table:table-cell>
          <table:table-cell office:value-type="string" calcext:value-type="string">
            <text:p>amplification_attack[2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2</text:p>
          </table:table-cell>
          <table:table-cell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2</text:p>
          </table:table-cell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2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2</text:p>
          </table:table-cell>
          <table:table-cell table:style-name="ce13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66:.L66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66:.L66])" office:value-type="float" office:value="1.56702123647242" calcext:value-type="float">
            <text:p>1,5670212365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74];10)" office:value-type="float" office:value="0.971231977881358" calcext:value-type="float">
            <text:p>0,9712319779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3"/>
          <table:table-cell table:style-name="ce17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0]= 2</text:p>
          </table:table-cell>
          <table:table-cell table:style-name="ce18" office:value-type="string" calcext:value-type="string">
            <text:p>amplification_attack[0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1]= 2</text:p>
          </table:table-cell>
          <table:table-cell table:style-name="ce18" office:value-type="string" calcext:value-type="string">
            <text:p>amplification_attack[1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2]= 2</text:p>
          </table:table-cell>
          <table:table-cell table:style-name="ce18" office:value-type="string" calcext:value-type="string">
            <text:p>amplification_attack[2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3]= 2</text:p>
          </table:table-cell>
          <table:table-cell table:style-name="ce18" office:value-type="string" calcext:value-type="string">
            <text:p>amplification_attack[3]= 2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90:.G90]))" office:value-type="float" office:value="8" calcext:value-type="float">
            <text:p>8</text:p>
          </table:table-cell>
          <table:table-cell table:style-name="ce15" table:number-columns-repeated="2"/>
          <table:table-cell table:style-name="ce2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90:.L90])" office:value-type="float" office:value="0" calcext:value-type="float">
            <text:p>0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3"/>
          <table:table-cell table:style-name="ce17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0]= 2</text:p>
          </table:table-cell>
          <table:table-cell table:style-name="ce18" office:value-type="string" calcext:value-type="string">
            <text:p>amplification_attack[0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1]= 2</text:p>
          </table:table-cell>
          <table:table-cell table:style-name="ce18" office:value-type="string" calcext:value-type="string">
            <text:p>amplification_attack[1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2]= 2</text:p>
          </table:table-cell>
          <table:table-cell table:style-name="ce18" office:value-type="string" calcext:value-type="string">
            <text:p>amplification_attack[2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3]= 2</text:p>
          </table:table-cell>
          <table:table-cell table:style-name="ce18" office:value-type="string" calcext:value-type="string">
            <text:p>amplification_attack[3]= 2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13:.G113]))" office:value-type="float" office:value="8" calcext:value-type="float">
            <text:p>8</text:p>
          </table:table-cell>
          <table:table-cell table:style-name="ce15" table:number-columns-repeated="2"/>
          <table:table-cell table:style-name="ce2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13:.L113])" office:value-type="float" office:value="0" calcext:value-type="float">
            <text:p>0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21];5)" office:value-type="string" office:string-value="" calcext:value-type="error">
            <text:p>Err:502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6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table:number-columns-repeated="2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6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3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3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3</text:p>
          </table:table-cell>
          <table:table-cell office:value-type="string" calcext:value-type="string">
            <text:p>amplification_attack[3]= 5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4"/>
          <table:table-cell table:style-name="ce13" table:number-columns-repeated="2"/>
          <table:table-cell office:value-type="string" calcext:value-type="string">
            <text:p>h1:16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5</text:p>
          </table:table-cell>
          <table:table-cell office:value-type="string" calcext:value-type="string">
            <text:p>h1:16</text:p>
          </table:table-cell>
          <table:table-cell table:number-columns-repeated="2" office:value-type="string" calcext:value-type="string">
            <text:p>h1: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3:18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20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MEDIA</text:p>
          </table:table-cell>
          <table:table-cell table:style-name="ce13" table:formula="of:=ROUND(AVERAGE([.C141:.L141]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DESV PADRAO</text:p>
          </table:table-cell>
          <table:table-cell table:style-name="ce15" table:formula="of:=STDEV([.C141:.L141])" office:value-type="float" office:value="1.08012344973464" calcext:value-type="float">
            <text:p>1,0801234497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51];10)" office:value-type="float" office:value="0.669455148421198" calcext:value-type="float">
            <text:p>0,6694551484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number-columns-repeated="4" office:value-type="string" calcext:value-type="string">
            <text:p>amplification_attack[0]= 1</text:p>
          </table:table-cell>
          <table:table-cell table:style-name="ce1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table:number-columns-repeated="2"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  <table:table-cell table:number-columns-repeated="2"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2]= 0</text:p>
          </table:table-cell>
          <table:table-cell table:number-columns-repeated="6" office:value-type="string" calcext:value-type="string">
            <text:p>amplification_attack[2]= 0</text:p>
          </table:table-cell>
          <table:table-cell table:number-columns-repeated="2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4</text:p>
          </table:table-cell>
          <table:table-cell office:value-type="string" calcext:value-type="string">
            <text:p>amplification_attack[3]= 5</text:p>
          </table:table-cell>
          <table:table-cell table:number-columns-repeated="3" office:value-type="string" calcext:value-type="string">
            <text:p>amplification_attack[3]= 4</text:p>
          </table:table-cell>
          <table:table-cell table:number-columns-repeated="2" table:style-name="ce13" office:value-type="string" calcext:value-type="string">
            <text:p>amplification_attack[3]= 4</text:p>
          </table:table-cell>
          <table:table-cell office:value-type="string" calcext:value-type="string">
            <text:p>amplification_attack[3]= 5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8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66:.L166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66:.L166])" office:value-type="float" office:value="0.674948557710553" calcext:value-type="float">
            <text:p>0,674948557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77];10)" office:value-type="float" office:value="0.418329763130129" calcext:value-type="float">
            <text:p>0,4183297631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 office:value-type="string" calcext:value-type="string">
            <text:p>amplification_attack[0]= 1</text:p>
          </table:table-cell>
          <table:table-cell table:number-columns-repeated="2"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table:number-columns-repeated="4"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amplification_attack[2]= 0</text:p>
          </table:table-cell>
          <table:table-cell table:number-columns-repeated="2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5</text:p>
          </table:table-cell>
          <table:table-cell table:number-columns-repeated="6" office:value-type="string" calcext:value-type="string">
            <text:p>amplification_attack[3]= 4</text:p>
          </table:table-cell>
          <table:table-cell table:number-columns-repeated="2" table:style-name="ce13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:19</text:p>
          </table:table-cell>
          <table:table-cell table:number-columns-repeated="3" office:value-type="string" calcext:value-type="string">
            <text:p>h1:16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9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3:18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91:.L191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91:.L191])" office:value-type="float" office:value="0.849836585598797" calcext:value-type="float">
            <text:p>0,8498365856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02];10)" office:value-type="float" office:value="0.526724494024805" calcext:value-type="float">
            <text:p>0,526724494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0]= 2</text:p>
          </table:table-cell>
          <table:table-cell table:number-columns-repeated="3"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1]= 2</text:p>
          </table:table-cell>
          <table:table-cell table:number-columns-repeated="3"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2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2]= 0</text:p>
          </table:table-cell>
          <table:table-cell table:number-columns-repeated="3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5</text:p>
          </table:table-cell>
          <table:table-cell table:style-name="ce13"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216:.L216]))" office:value-type="float" office:value="9" calcext:value-type="float">
            <text:p>9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216:.L216])" office:value-type="float" office:value="0.52704627669473" calcext:value-type="float">
            <text:p>0,527046276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27];10)" office:value-type="float" office:value="0.326660664090009" calcext:value-type="float">
            <text:p>0,3266606641</text:p>
          </table:table-cell>
          <table:table-cell table:number-columns-repeated="7"/>
          <table:table-cell table:style-name="Default"/>
        </table:table-row>
      </table:table>
      <table:table table:name="FP_TEMPO_ALTO_PLOT" table:style-name="ta1">
        <table:shapes>
          <draw:frame draw:z-index="0" draw:style-name="gr1" draw:text-style-name="P1" svg:width="182.08mm" svg:height="115.89mm" svg:x="159.36mm" svg:y="20.64mm">
            <loext:p draw:notify-on-update-of-ranges="FP_TEMPO_ALTO_PLOT.C4:FP_TEMPO_ALTO_PLOT.C8 FP_TEMPO_ALTO_PLOT.D3:FP_TEMPO_ALTO_PLOT.D3 FP_TEMPO_ALTO_PLOT.D4:FP_TEMPO_ALTO_PLOT.D8 FP_TEMPO_ALTO_PLOT.E3:FP_TEMPO_ALTO_PLOT.E3 FP_TEMPO_ALTO_PLOT.E4:FP_TEMPO_ALTO_PLOT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Sem Colisão</text:p>
          </table:table-cell>
          <table:table-cell table:style-name="ce1" office:value-type="string" calcext:value-type="string">
            <text:p>Com Colisão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"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table table:name="FP_BYTES_BAIXO" table:style-name="ta1">
        <table:table-column table:style-name="co1" table:number-columns-repeated="2" table:default-cell-style-name="Default"/>
        <table:table-column table:style-name="co34" table:default-cell-style-name="ce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5" table:default-cell-style-name="ce13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21" table:default-cell-style-name="ce18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  <table:table-cell/>
          <table:table-cell office:value-type="string" calcext:value-type="string">
            <text:p>amplification_attack[0]= 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  <table:table-cell/>
          <table:table-cell office:value-type="string" calcext:value-type="string">
            <text:p>amplification_attack[1]= 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/>
          <table:table-cell office:value-type="string" calcext:value-type="string">
            <text:p>amplification_attack[2]= 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3]= 0</text:p>
          </table:table-cell>
          <table:table-cell office:value-type="string" calcext:value-type="string">
            <text:p>amplification_attack[3]= 0</text:p>
          </table:table-cell>
          <table:table-cell/>
          <table:table-cell office:value-type="string" calcext:value-type="string">
            <text:p>amplification_attack[3]= 1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6:.M16]))" office:value-type="float" office:value="0" calcext:value-type="float">
            <text:p>0</text:p>
          </table:table-cell>
          <table:table-cell table:style-name="ce15" table:number-columns-repeated="7"/>
          <table:table-cell table:style-name="ce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9"/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table:style-name="Default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0</text:p>
          </table:table-cell>
          <table:table-cell table:style-name="Default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38:.K38]))" office:value-type="float" office:value="2" calcext:value-type="float">
            <text:p>2</text:p>
          </table:table-cell>
          <table:table-cell table:style-name="ce15" table:number-columns-repeated="7"/>
          <table:table-cell table:style-name="ce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5000" calcext:value-type="float">
            <text:p>15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0]= 1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1]= 0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60:.M60]))" office:value-type="float" office:value="2" calcext:value-type="float">
            <text:p>2</text:p>
          </table:table-cell>
          <table:table-cell table:style-name="ce15" table:number-columns-repeated="7"/>
          <table:table-cell table:style-name="ce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4</text:p>
          </table:table-cell>
          <table:table-cell office:value-type="string" calcext:value-type="string">
            <text:p>amplification_attack[0]= 2</text:p>
          </table:table-cell>
          <table:table-cell table:style-name="Default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4</text:p>
          </table:table-cell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2</text:p>
          </table:table-cell>
          <table:table-cell table:number-columns-repeated="2" office:value-type="string" calcext:value-type="string">
            <text:p>amplification_attack[1]= 0</text:p>
          </table:table-cell>
          <table:table-cell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4</text:p>
          </table:table-cell>
          <table:table-cell office:value-type="string" calcext:value-type="string">
            <text:p>amplification_attack[2]= 3</text:p>
          </table:table-cell>
          <table:table-cell table:style-name="Default" office:value-type="string" calcext:value-type="string">
            <text:p>amplification_attack[2]= 1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3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4</text:p>
          </table:table-cell>
          <table:table-cell table:style-name="Default" office:value-type="string" calcext:value-type="string">
            <text:p>amplification_attack[2]= 2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3]= 3</text:p>
          </table:table-cell>
          <table:table-cell table:style-name="ce13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  <table:table-cell table:style-name="Default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  <table:table-cell table:number-columns-repeated="2"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4</text:p>
          </table:table-cell>
          <table:table-cell table:style-name="Default" office:value-type="string" calcext:value-type="string">
            <text:p>amplification_attack[3]= 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15" office:value-type="string" calcext:value-type="string">
            <text:p>MEDIA</text:p>
          </table:table-cell>
          <table:table-cell table:style-name="ce15" table:formula="of:=ROUND(AVERAGE([.D83:.M83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2"/>
          <table:table-cell table:style-name="ce12"/>
          <table:table-cell table:style-name="ce3"/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/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0]= 0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Default" office:value-type="string" calcext:value-type="string">
            <text:p>amplification_attack[0]= 1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style-name="Default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1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2]= 0</text:p>
          </table:table-cell>
          <table:table-cell table:number-columns-repeated="3" office:value-type="string" calcext:value-type="string">
            <text:p>amplification_attack[2]= 0</text:p>
          </table:table-cell>
          <table:table-cell table:style-name="Default" office:value-type="string" calcext:value-type="string">
            <text:p>amplification_attack[2]= 0</text:p>
          </table:table-cell>
          <table:table-cell table:number-columns-repeated="3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3]= 7</text:p>
          </table:table-cell>
          <table:table-cell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6</text:p>
          </table:table-cell>
          <table:table-cell table:style-name="Default" office:value-type="string" calcext:value-type="string">
            <text:p>amplification_attack[3]= 4</text:p>
          </table:table-cell>
          <table:table-cell office:value-type="string" calcext:value-type="string">
            <text:p>amplification_attack[3]= 7</text:p>
          </table:table-cell>
          <table:table-cell table:number-columns-repeated="2" office:value-type="string" calcext:value-type="string">
            <text:p>amplification_attack[3]= 6</text:p>
          </table:table-cell>
          <table:table-cell table:style-name="ce13" office:value-type="string" calcext:value-type="string">
            <text:p>amplification_attack[3]= 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07:.L107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2"/>
          <table:table-cell table:style-name="ce1"/>
          <table:table-cell table:style-name="ce3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3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3</text:p>
          </table:table-cell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4</text:p>
          </table:table-cell>
          <table:table-cell office:value-type="string" calcext:value-type="string">
            <text:p>amplification_attack[1]= 0</text:p>
          </table:table-cell>
          <table:table-cell table:style-name="Default" office:value-type="string" calcext:value-type="string">
            <text:p>amplification_attack[1]= 2</text:p>
          </table:table-cell>
          <table:table-cell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  <table:table-cell table:style-name="Default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3]= 13</text:p>
          </table:table-cell>
          <table:table-cell table:style-name="ce13" office:value-type="string" calcext:value-type="string">
            <text:p>amplification_attack[3]= 11</text:p>
          </table:table-cell>
          <table:table-cell office:value-type="string" calcext:value-type="string">
            <text:p>amplification_attack[3]= 12</text:p>
          </table:table-cell>
          <table:table-cell office:value-type="string" calcext:value-type="string">
            <text:p>amplification_attack[3]= 13</text:p>
          </table:table-cell>
          <table:table-cell table:style-name="Default" office:value-type="string" calcext:value-type="string">
            <text:p>amplification_attack[3]= 13</text:p>
          </table:table-cell>
          <table:table-cell office:value-type="string" calcext:value-type="string">
            <text:p>amplification_attack[3]= 12</text:p>
          </table:table-cell>
          <table:table-cell office:value-type="string" calcext:value-type="string">
            <text:p>amplification_attack[3]= 11</text:p>
          </table:table-cell>
          <table:table-cell table:style-name="ce13" office:value-type="string" calcext:value-type="string">
            <text:p>amplification_attack[3]= 14</text:p>
          </table:table-cell>
          <table:table-cell office:value-type="string" calcext:value-type="string">
            <text:p>amplification_attack[3]= 11</text:p>
          </table:table-cell>
          <table:table-cell office:value-type="string" calcext:value-type="string">
            <text:p>amplification_attack[3]= 1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30:.M130]))" office:value-type="float" office:value="16" calcext:value-type="float">
            <text:p>16</text:p>
          </table:table-cell>
          <table:table-cell table:style-name="ce15" table:number-columns-repeated="7"/>
          <table:table-cell table:style-name="ce20"/>
        </table:table-row>
      </table:table>
      <table:table table:name="FP_BYTES_BAIXO_PLOT" table:style-name="ta1">
        <table:shapes>
          <draw:frame draw:z-index="0" draw:style-name="gr1" draw:text-style-name="P1" svg:width="187.82mm" svg:height="121.78mm" svg:x="91.32mm" svg:y="14.59mm">
            <loext:p draw:notify-on-update-of-ranges="FP_BYTES_BAIXO_PLOT.B4:FP_BYTES_BAIXO_PLOT.B4 FP_BYTES_BAIXO_PLOT.B5:FP_BYTES_BAIXO_PLOT.B7 FP_BYTES_BAIXO_PLOT.C4:FP_BYTES_BAIXO_PLOT.C4 FP_BYTES_BAIXO_PLOT.C5:FP_BYTES_BAIXO_PLOT.C7 FP_BYTES_BAIXO_PLOT.D4:FP_BYTES_BAIXO_PLOT.D4 FP_BYTES_BAIXO_PLOT.D5:FP_BYTES_BAIXO_PLOT.D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em Colisão</text:p>
          </table:table-cell>
          <table:table-cell table:style-name="ce1" office:value-type="string" calcext:value-type="string">
            <text:p>Com Colisão</text:p>
          </table:table-cell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20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10K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14:23:20.38012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37:52.922637771</meta:creation-date>
    <dc:date>2017-12-23T15:48:38.706385070</dc:date>
    <meta:editing-duration>PT13H26M25S</meta:editing-duration>
    <meta:editing-cycles>224</meta:editing-cycles>
    <meta:generator>LibreOffice/5.1.6.2$Linux_X86_64 LibreOffice_project/10m0$Build-2</meta:generator>
    <meta:document-statistic meta:table-count="7" meta:cell-count="13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onstant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58" chart:error-upper-limit="0.58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lower-limit="0.48" chart:error-upper-limit="0.48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9cm" svg:height="11.59cm" xlink:href=".." xlink:type="simple" chart:class="chart:bar" chart:style-name="ch1">
        <chart:title svg:x="7.388cm" svg:y="0.366cm" chart:style-name="ch2">
          <text:p>Falsos Positivos</text:p>
        </chart:title>
        <chart:subtitle svg:x="6.206cm" svg:y="1.388cm" chart:style-name="ch3">
          <text:p>Variação do Threshold de Tempo</text:p>
        </chart:subtitle>
        <chart:legend chart:legend-position="end" svg:x="15.307cm" svg:y="5.22cm" style:legend-expansion="high" chart:style-name="ch4"/>
        <chart:plot-area chart:style-name="ch5" table:cell-range-address="FP_TEMPO_ALTO_PLOT.C3:FP_TEMPO_ALTO_PLOT.E8" chart:data-source-has-labels="both" svg:x="1.368cm" svg:y="2.306cm" svg:width="13.575cm" svg:height="8.079cm">
          <chartooo:coordinate-region svg:x="2.042cm" svg:y="2.519cm" svg:width="12.901cm" svg:height="7.192cm"/>
          <chart:axis chart:dimension="x" chart:name="primary-x" chart:style-name="ch6" chartooo:axis-type="auto">
            <chartooo:date-scale/>
            <chart:title svg:x="6.268cm" svg:y="10.617cm" chart:style-name="ch7">
              <text:p>Timestamp Threshold (s)</text:p>
            </chart:title>
            <chart:categories table:cell-range-address="FP_TEMPO_ALTO_PLOT.C4:FP_TEMPO_ALTO_PLOT.C8"/>
          </chart:axis>
          <chart:axis chart:dimension="y" chart:name="primary-y" chart:style-name="ch8">
            <chart:title svg:x="0.451cm" svg:y="7.914cm" chart:style-name="ch9">
              <text:p>Ataques Reportados</text:p>
            </chart:title>
            <chart:grid chart:style-name="ch10" chart:class="major"/>
          </chart:axis>
          <chart:series chart:style-name="ch11" chart:values-cell-range-address="FP_TEMPO_ALTO_PLOT.D4:FP_TEMPO_ALTO_PLOT.D8" chart:label-cell-address="FP_TEMPO_ALTO_PLOT.D3:FP_TEMPO_ALTO_PLOT.D3" chart:class="chart:bar">
            <chart:error-indicator chart:style-name="ch12" chart:dimension="y"/>
            <chart:data-point chart:repeated="5"/>
          </chart:series>
          <chart:series chart:style-name="ch13" chart:values-cell-range-address="FP_TEMPO_ALTO_PLOT.E4:FP_TEMPO_ALTO_PLOT.E8" chart:label-cell-address="FP_TEMPO_ALTO_PLOT.E3:FP_TEMPO_ALTO_PLOT.E3" chart:class="chart:bar">
            <chart:error-indicator chart:style-name="ch14" chart:dimension="y"/>
            <chart:data-point chart:style-name="ch15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Colisão</text:p>
                <draw:g>
                  <svg:desc>FP_TEMPO_ALTO_PLOT.D3:FP_TEMPO_ALTO_PLOT.D3</svg:desc>
                </draw:g>
              </table:table-cell>
              <table:table-cell office:value-type="string">
                <text:p>Com Colisão</text:p>
                <draw:g>
                  <svg:desc>FP_TEMPO_ALTO_PLOT.E3:FP_TEMPO_ALTO_PLOT.E3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FP_TEMPO_ALTO_PLOT.C4:FP_TEMPO_ALTO_PLOT.C8</svg:desc>
                </draw:g>
              </table:table-cell>
              <table:table-cell office:value-type="float" office:value="0">
                <text:p>0</text:p>
                <draw:g>
                  <svg:desc>FP_TEMPO_ALTO_PLOT.D4:FP_TEMPO_ALTO_PLOT.D8</svg:desc>
                </draw:g>
              </table:table-cell>
              <table:table-cell office:value-type="float" office:value="3">
                <text:p>3</text:p>
                <draw:g>
                  <svg:desc>FP_TEMPO_ALTO_PLOT.E4:FP_TEMPO_ALTO_PLOT.E8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83cm" svg:height="12.179cm" xlink:href=".." xlink:type="simple" chart:class="chart:bar" chart:style-name="ch1">
        <chart:title svg:x="7.675cm" svg:y="0.378cm" chart:style-name="ch2">
          <text:p>Falsos Positivos</text:p>
        </chart:title>
        <chart:subtitle svg:x="6.539cm" svg:y="1.412cm" chart:style-name="ch3">
          <text:p>Variação do Threshold de Bytes</text:p>
        </chart:subtitle>
        <chart:legend chart:legend-position="end" svg:x="15.881cm" svg:y="5.514cm" style:legend-expansion="high" chart:style-name="ch4"/>
        <chart:plot-area chart:style-name="ch5" table:cell-range-address="FP_BYTES_BAIXO_PLOT.B4:FP_BYTES_BAIXO_PLOT.D7" chart:data-source-has-labels="both" svg:x="1.379cm" svg:y="2.342cm" svg:width="14.127cm" svg:height="8.62cm">
          <chartooo:coordinate-region svg:x="2.053cm" svg:y="2.555cm" svg:width="13.453cm" svg:height="7.733cm"/>
          <chart:axis chart:dimension="x" chart:name="primary-x" chart:style-name="ch6" chartooo:axis-type="auto">
            <chartooo:date-scale/>
            <chart:title svg:x="7.19cm" svg:y="11.206cm" chart:style-name="ch7">
              <text:p>Bytes Threshold</text:p>
            </chart:title>
            <chart:categories table:cell-range-address="FP_BYTES_BAIXO_PLOT.B5:FP_BYTES_BAIXO_PLOT.B7"/>
          </chart:axis>
          <chart:axis chart:dimension="y" chart:name="primary-y" chart:style-name="ch8">
            <chart:title svg:x="0.451cm" svg:y="8.221cm" chart:style-name="ch9">
              <text:p>Ataques Reportados</text:p>
            </chart:title>
            <chart:grid chart:style-name="ch10" chart:class="major"/>
          </chart:axis>
          <chart:series chart:style-name="ch11" chart:values-cell-range-address="FP_BYTES_BAIXO_PLOT.C5:FP_BYTES_BAIXO_PLOT.C7" chart:label-cell-address="FP_BYTES_BAIXO_PLOT.C4:FP_BYTES_BAIXO_PLOT.C4" chart:class="chart:bar">
            <chart:data-point chart:repeated="3"/>
          </chart:series>
          <chart:series chart:style-name="ch12" chart:values-cell-range-address="FP_BYTES_BAIXO_PLOT.D5:FP_BYTES_BAIXO_PLOT.D7" chart:label-cell-address="FP_BYTES_BAIXO_PLOT.D4:FP_BYTES_BAIXO_PLOT.D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Colisão</text:p>
                <draw:g>
                  <svg:desc>FP_BYTES_BAIXO_PLOT.C4:FP_BYTES_BAIXO_PLOT.C4</svg:desc>
                </draw:g>
              </table:table-cell>
              <table:table-cell office:value-type="string">
                <text:p>Com Colisão</text:p>
                <draw:g>
                  <svg:desc>FP_BYTES_BAIXO_PLOT.D4:FP_BYTES_BAIXO_PLOT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K</text:p>
                <draw:g>
                  <svg:desc>FP_BYTES_BAIXO_PLOT.B5:FP_BYTES_BAIXO_PLOT.B7</svg:desc>
                </draw:g>
              </table:table-cell>
              <table:table-cell office:value-type="float" office:value="0">
                <text:p>0</text:p>
                <draw:g>
                  <svg:desc>FP_BYTES_BAIXO_PLOT.C5:FP_BYTES_BAIXO_PLOT.C7</svg:desc>
                </draw:g>
              </table:table-cell>
              <table:table-cell office:value-type="float" office:value="3">
                <text:p>3</text:p>
                <draw:g>
                  <svg:desc>FP_BYTES_BAIXO_PLOT.D5:FP_BYTES_BAIXO_PLOT.D7</svg:desc>
                </draw:g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